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start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7477b8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7477b8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68e76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21">
      <style:table-cell-properties fo:background-color="#f68e76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685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21">
      <style:table-cell-properties fo:background-color="#fff685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B1:data.P21">
        <office:forms form:automatic-focus="false" form:apply-design-mode="false"/>
        <table:shapes>
          <draw:frame draw:z-index="0" draw:style-name="gr1" draw:text-style-name="P1" svg:width="824.17pt" svg:height="605.57pt" svg:x="478.4pt" svg:y="0.4pt">
            <loext:p draw:notify-on-update-of-ranges="data.C2:data.C21 data.D2:data.D21 data.E2:data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2"/>
        <table:table-column table:style-name="co3" table:default-cell-style-name="ce14"/>
        <table:table-column table:style-name="co4" table:default-cell-style-name="ce16"/>
        <table:table-column table:style-name="co4" table:default-cell-style-name="ce18"/>
        <table:table-row table:style-name="ro1">
          <table:table-cell table:style-name="ce9" office:value-type="string" calcext:value-type="string">
            <text:p>Test #</text:p>
          </table:table-cell>
          <table:table-cell table:style-name="ce1" office:value-type="string" calcext:value-type="string">
            <text:p>Prefix</text:p>
          </table:table-cell>
          <table:table-cell table:style-name="ce13" office:value-type="string" calcext:value-type="string">
            <text:p><text:s/>Brute</text:p>
          </table:table-cell>
          <table:table-cell table:style-name="ce3" office:value-type="string" calcext:value-type="string">
            <text:p><text:s/>Binary</text:p>
          </table:table-cell>
          <table:table-cell table:style-name="ce17" office:value-type="string" calcext:value-type="string">
            <text:p><text:s/>T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5"/></text:p>
          </table:table-cell>
          <table:table-cell office:value-type="float" office:value="0.000976292" calcext:value-type="float">
            <text:p>0.000976292</text:p>
          </table:table-cell>
          <table:table-cell office:value-type="float" office:value="0.000295094" calcext:value-type="float">
            <text:p>0.0002950940</text:p>
          </table:table-cell>
          <table:table-cell office:value-type="float" office:value="0.0000167609" calcext:value-type="float">
            <text:p>0.0000167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<text:s text:c="13"/></text:p>
          </table:table-cell>
          <table:table-cell office:value-type="float" office:value="0.000979924" calcext:value-type="float">
            <text:p>0.000979924</text:p>
          </table:table-cell>
          <table:table-cell office:value-type="float" office:value="0.0000136937" calcext:value-type="float">
            <text:p>0.0000136937</text:p>
          </table:table-cell>
          <table:table-cell office:value-type="float" office:value="0.0000125898" calcext:value-type="float">
            <text:p>0.0000125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arealword_7 </text:p>
          </table:table-cell>
          <table:table-cell office:value-type="float" office:value="0.00222065" calcext:value-type="float">
            <text:p>0.00222065</text:p>
          </table:table-cell>
          <table:table-cell office:value-type="float" office:value="0.00000098368" calcext:value-type="float">
            <text:p>0.0000009837</text:p>
          </table:table-cell>
          <table:table-cell office:value-type="float" office:value="0.000000060409" calcext:value-type="float">
            <text:p>0.0000000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 <text:s text:c="12"/></text:p>
          </table:table-cell>
          <table:table-cell office:value-type="float" office:value="0.000997258" calcext:value-type="float">
            <text:p>0.000997258</text:p>
          </table:table-cell>
          <table:table-cell office:value-type="float" office:value="0.00000123242" calcext:value-type="float">
            <text:p>0.0000012324</text:p>
          </table:table-cell>
          <table:table-cell office:value-type="float" office:value="0.00000890042" calcext:value-type="float">
            <text:p>0.0000089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arealword_1 </text:p>
          </table:table-cell>
          <table:table-cell office:value-type="float" office:value="0.0022071" calcext:value-type="float">
            <text:p>0.0022071</text:p>
          </table:table-cell>
          <table:table-cell office:value-type="float" office:value="0.00000091754" calcext:value-type="float">
            <text:p>0.0000009175</text:p>
          </table:table-cell>
          <table:table-cell office:value-type="float" office:value="0.0000000558" calcext:value-type="float">
            <text:p>0.0000000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tarealword_4 </text:p>
          </table:table-cell>
          <table:table-cell office:value-type="float" office:value="0.00219708" calcext:value-type="float">
            <text:p>0.00219708</text:p>
          </table:table-cell>
          <table:table-cell office:value-type="float" office:value="0.000000864086" calcext:value-type="float">
            <text:p>0.0000008641</text:p>
          </table:table-cell>
          <table:table-cell office:value-type="float" office:value="0.000000055226" calcext:value-type="float">
            <text:p>0.0000000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arealword <text:s text:c="2"/></text:p>
          </table:table-cell>
          <table:table-cell office:value-type="float" office:value="0.00217716" calcext:value-type="float">
            <text:p>0.00217716</text:p>
          </table:table-cell>
          <table:table-cell office:value-type="float" office:value="0.00000269986" calcext:value-type="float">
            <text:p>0.0000026999</text:p>
          </table:table-cell>
          <table:table-cell office:value-type="float" office:value="0.000000142379" calcext:value-type="float">
            <text:p>0.0000001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enk <text:s text:c="10"/></text:p>
          </table:table-cell>
          <table:table-cell office:value-type="float" office:value="0.00229257" calcext:value-type="float">
            <text:p>0.00229257</text:p>
          </table:table-cell>
          <table:table-cell office:value-type="float" office:value="0.00000159179" calcext:value-type="float">
            <text:p>0.0000015918</text:p>
          </table:table-cell>
          <table:table-cell office:value-type="float" office:value="0.000000345463" calcext:value-type="float">
            <text:p>0.0000003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enk_7 <text:s text:c="8"/></text:p>
          </table:table-cell>
          <table:table-cell office:value-type="float" office:value="0.00232586" calcext:value-type="float">
            <text:p>0.00232586</text:p>
          </table:table-cell>
          <table:table-cell office:value-type="float" office:value="0.000000578319" calcext:value-type="float">
            <text:p>0.0000005783</text:p>
          </table:table-cell>
          <table:table-cell office:value-type="float" office:value="0.000000966565" calcext:value-type="float">
            <text:p>0.00000096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e_7 <text:s text:c="10"/></text:p>
          </table:table-cell>
          <table:table-cell office:value-type="float" office:value="0.00230156" calcext:value-type="float">
            <text:p>0.00230156</text:p>
          </table:table-cell>
          <table:table-cell office:value-type="float" office:value="0.00000383793" calcext:value-type="float">
            <text:p>0.0000038379</text:p>
          </table:table-cell>
          <table:table-cell office:value-type="float" office:value="0.00000787996" calcext:value-type="float">
            <text:p>0.0000078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_1 <text:s text:c="12"/></text:p>
          </table:table-cell>
          <table:table-cell office:value-type="float" office:value="0.00247595" calcext:value-type="float">
            <text:p>0.00247595</text:p>
          </table:table-cell>
          <table:table-cell office:value-type="float" office:value="0.000666408" calcext:value-type="float">
            <text:p>0.0006664080</text:p>
          </table:table-cell>
          <table:table-cell office:value-type="float" office:value="0.0000147436" calcext:value-type="float">
            <text:p>0.0000147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_1 <text:s text:c="11"/></text:p>
          </table:table-cell>
          <table:table-cell office:value-type="float" office:value="0.00231603" calcext:value-type="float">
            <text:p>0.00231603</text:p>
          </table:table-cell>
          <table:table-cell office:value-type="float" office:value="0.0000460248" calcext:value-type="float">
            <text:p>0.0000460248</text:p>
          </table:table-cell>
          <table:table-cell office:value-type="float" office:value="0.00000317468" calcext:value-type="float">
            <text:p>0.00000317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e_4 <text:s text:c="10"/></text:p>
          </table:table-cell>
          <table:table-cell office:value-type="float" office:value="0.00233183" calcext:value-type="float">
            <text:p>0.00233183</text:p>
          </table:table-cell>
          <table:table-cell office:value-type="float" office:value="0.00000306624" calcext:value-type="float">
            <text:p>0.0000030662</text:p>
          </table:table-cell>
          <table:table-cell office:value-type="float" office:value="0.00000465886" calcext:value-type="float">
            <text:p>0.00000465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_4 <text:s text:c="12"/></text:p>
          </table:table-cell>
          <table:table-cell office:value-type="float" office:value="0.00247057" calcext:value-type="float">
            <text:p>0.00247057</text:p>
          </table:table-cell>
          <table:table-cell office:value-type="float" office:value="0.000642521" calcext:value-type="float">
            <text:p>0.0006425210</text:p>
          </table:table-cell>
          <table:table-cell office:value-type="float" office:value="0.0000220178" calcext:value-type="float">
            <text:p>0.0000220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_4 <text:s text:c="11"/></text:p>
          </table:table-cell>
          <table:table-cell office:value-type="float" office:value="0.00232733" calcext:value-type="float">
            <text:p>0.00232733</text:p>
          </table:table-cell>
          <table:table-cell office:value-type="float" office:value="0.0000473489" calcext:value-type="float">
            <text:p>0.0000473489</text:p>
          </table:table-cell>
          <table:table-cell office:value-type="float" office:value="0.000137632" calcext:value-type="float">
            <text:p>0.0001376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_7 <text:s text:c="12"/></text:p>
          </table:table-cell>
          <table:table-cell office:value-type="float" office:value="0.00242405" calcext:value-type="float">
            <text:p>0.00242405</text:p>
          </table:table-cell>
          <table:table-cell office:value-type="float" office:value="0.000654414" calcext:value-type="float">
            <text:p>0.0006544140</text:p>
          </table:table-cell>
          <table:table-cell office:value-type="float" office:value="0.0000251888" calcext:value-type="float">
            <text:p>0.00002518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_7 <text:s text:c="11"/></text:p>
          </table:table-cell>
          <table:table-cell office:value-type="float" office:value="0.00233693" calcext:value-type="float">
            <text:p>0.00233693</text:p>
          </table:table-cell>
          <table:table-cell office:value-type="float" office:value="0.0000481098" calcext:value-type="float">
            <text:p>0.0000481098</text:p>
          </table:table-cell>
          <table:table-cell office:value-type="float" office:value="0.0000335735" calcext:value-type="float">
            <text:p>0.00003357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enk_1 <text:s text:c="8"/></text:p>
          </table:table-cell>
          <table:table-cell office:value-type="float" office:value="0.0023333" calcext:value-type="float">
            <text:p>0.0023333</text:p>
          </table:table-cell>
          <table:table-cell office:value-type="float" office:value="0.000000656735" calcext:value-type="float">
            <text:p>0.0000006567</text:p>
          </table:table-cell>
          <table:table-cell office:value-type="float" office:value="0.00000130179" calcext:value-type="float">
            <text:p>0.0000013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e_1 <text:s text:c="10"/></text:p>
          </table:table-cell>
          <table:table-cell office:value-type="float" office:value="0.00230277" calcext:value-type="float">
            <text:p>0.00230277</text:p>
          </table:table-cell>
          <table:table-cell office:value-type="float" office:value="0.00000276588" calcext:value-type="float">
            <text:p>0.0000027659</text:p>
          </table:table-cell>
          <table:table-cell office:value-type="float" office:value="0.00000203128" calcext:value-type="float">
            <text:p>0.00000203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enk_4 <text:s text:c="8"/></text:p>
          </table:table-cell>
          <table:table-cell office:value-type="float" office:value="0.00230068" calcext:value-type="float">
            <text:p>0.00230068</text:p>
          </table:table-cell>
          <table:table-cell office:value-type="float" office:value="0.000000614308" calcext:value-type="float">
            <text:p>0.0000006143</text:p>
          </table:table-cell>
          <table:table-cell office:value-type="float" office:value="0.00000135448" calcext:value-type="float">
            <text:p>0.0000013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22:37:19.084797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00:16:52.615021337</dc:date>
    <meta:editing-duration>PT1H52M9S</meta:editing-duration>
    <meta:editing-cycles>14</meta:editing-cycles>
    <meta:generator>LibreOffice/5.4.1.2$Linux_X86_64 LibreOffice_project/4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true" chart:interval-minor-divisor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76cm" svg:height="21.364cm" xlink:href=".." xlink:type="simple" chart:class="chart:bar" chart:style-name="ch1">
        <chart:plot-area chart:style-name="ch2" table:cell-range-address="data.C2:data.E21" svg:x="1.54cm" svg:y="0.427cm" svg:width="26.955cm" svg:height="19.581cm">
          <chartooo:coordinate-region svg:x="3.934cm" svg:y="0.601cm" svg:width="24.561cm" svg:height="18.813cm"/>
          <chart:axis chart:dimension="x" chart:name="primary-x" chart:style-name="ch3">
            <chart:title svg:x="14.034cm" svg:y="20.435cm" chart:style-name="ch4">
              <text:p>Test Number</text:p>
            </chart:title>
          </chart:axis>
          <chart:axis chart:dimension="y" chart:name="primary-y" chart:style-name="ch5">
            <chart:title svg:x="0.451cm" svg:y="10.631cm" chart:style-name="ch6">
              <text:p>Time</text:p>
            </chart:title>
            <chart:grid chart:style-name="ch7" chart:class="major"/>
          </chart:axis>
          <chart:series chart:style-name="ch8" chart:values-cell-range-address="data.C2:data.C21" chart:class="chart:bar">
            <chart:data-point chart:repeated="20"/>
          </chart:series>
          <chart:series chart:style-name="ch9" chart:values-cell-range-address="data.D2:data.D21" chart:class="chart:bar">
            <chart:data-point chart:repeated="20"/>
          </chart:series>
          <chart:series chart:style-name="ch10" chart:values-cell-range-address="data.E2:data.E2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76292">
                <text:p>0.000976292</text:p>
                <draw:g>
                  <svg:desc>data.C2:data.C21</svg:desc>
                </draw:g>
              </table:table-cell>
              <table:table-cell office:value-type="float" office:value="0.000295094">
                <text:p>0.000295094</text:p>
                <draw:g>
                  <svg:desc>data.D2:data.D21</svg:desc>
                </draw:g>
              </table:table-cell>
              <table:table-cell office:value-type="float" office:value="0.0000167609">
                <text:p>0.0000167609</text:p>
                <draw:g>
                  <svg:desc>data.E2:dat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79924">
                <text:p>0.000979924</text:p>
              </table:table-cell>
              <table:table-cell office:value-type="float" office:value="0.0000136937">
                <text:p>0.0000136937</text:p>
              </table:table-cell>
              <table:table-cell office:value-type="float" office:value="0.0000125898">
                <text:p>0.0000125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2065">
                <text:p>0.00222065</text:p>
              </table:table-cell>
              <table:table-cell office:value-type="float" office:value="0.00000098368">
                <text:p>0.00000098368</text:p>
              </table:table-cell>
              <table:table-cell office:value-type="float" office:value="0.000000060409">
                <text:p>0.000000060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97258">
                <text:p>0.000997258</text:p>
              </table:table-cell>
              <table:table-cell office:value-type="float" office:value="0.00000123242">
                <text:p>0.00000123242</text:p>
              </table:table-cell>
              <table:table-cell office:value-type="float" office:value="0.00000890042">
                <text:p>0.00000890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071">
                <text:p>0.0022071</text:p>
              </table:table-cell>
              <table:table-cell office:value-type="float" office:value="0.00000091754">
                <text:p>0.00000091754</text:p>
              </table:table-cell>
              <table:table-cell office:value-type="float" office:value="0.0000000558">
                <text:p>0.0000000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19708">
                <text:p>0.00219708</text:p>
              </table:table-cell>
              <table:table-cell office:value-type="float" office:value="0.000000864086">
                <text:p>0.000000864086</text:p>
              </table:table-cell>
              <table:table-cell office:value-type="float" office:value="0.000000055226">
                <text:p>0.000000055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17716">
                <text:p>0.00217716</text:p>
              </table:table-cell>
              <table:table-cell office:value-type="float" office:value="0.00000269986">
                <text:p>0.00000269986</text:p>
              </table:table-cell>
              <table:table-cell office:value-type="float" office:value="0.000000142379">
                <text:p>0.000000142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29257">
                <text:p>0.00229257</text:p>
              </table:table-cell>
              <table:table-cell office:value-type="float" office:value="0.00000159179">
                <text:p>0.00000159179</text:p>
              </table:table-cell>
              <table:table-cell office:value-type="float" office:value="0.000000345463">
                <text:p>0.000000345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32586">
                <text:p>0.00232586</text:p>
              </table:table-cell>
              <table:table-cell office:value-type="float" office:value="0.000000578319">
                <text:p>0.000000578319</text:p>
              </table:table-cell>
              <table:table-cell office:value-type="float" office:value="0.000000966565">
                <text:p>0.000000966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30156">
                <text:p>0.00230156</text:p>
              </table:table-cell>
              <table:table-cell office:value-type="float" office:value="0.00000383793">
                <text:p>0.00000383793</text:p>
              </table:table-cell>
              <table:table-cell office:value-type="float" office:value="0.00000787996">
                <text:p>0.00000787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7595">
                <text:p>0.00247595</text:p>
              </table:table-cell>
              <table:table-cell office:value-type="float" office:value="0.000666408">
                <text:p>0.000666408</text:p>
              </table:table-cell>
              <table:table-cell office:value-type="float" office:value="0.0000147436">
                <text:p>0.0000147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1603">
                <text:p>0.00231603</text:p>
              </table:table-cell>
              <table:table-cell office:value-type="float" office:value="0.0000460248">
                <text:p>0.0000460248</text:p>
              </table:table-cell>
              <table:table-cell office:value-type="float" office:value="0.00000317468">
                <text:p>0.00000317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33183">
                <text:p>0.00233183</text:p>
              </table:table-cell>
              <table:table-cell office:value-type="float" office:value="0.00000306624">
                <text:p>0.00000306624</text:p>
              </table:table-cell>
              <table:table-cell office:value-type="float" office:value="0.00000465886">
                <text:p>0.00000465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47057">
                <text:p>0.00247057</text:p>
              </table:table-cell>
              <table:table-cell office:value-type="float" office:value="0.000642521">
                <text:p>0.000642521</text:p>
              </table:table-cell>
              <table:table-cell office:value-type="float" office:value="0.0000220178">
                <text:p>0.000022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32733">
                <text:p>0.00232733</text:p>
              </table:table-cell>
              <table:table-cell office:value-type="float" office:value="0.0000473489">
                <text:p>0.0000473489</text:p>
              </table:table-cell>
              <table:table-cell office:value-type="float" office:value="0.000137632">
                <text:p>0.000137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42405">
                <text:p>0.00242405</text:p>
              </table:table-cell>
              <table:table-cell office:value-type="float" office:value="0.000654414">
                <text:p>0.000654414</text:p>
              </table:table-cell>
              <table:table-cell office:value-type="float" office:value="0.0000251888">
                <text:p>0.0000251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33693">
                <text:p>0.00233693</text:p>
              </table:table-cell>
              <table:table-cell office:value-type="float" office:value="0.0000481098">
                <text:p>0.0000481098</text:p>
              </table:table-cell>
              <table:table-cell office:value-type="float" office:value="0.0000335735">
                <text:p>0.00003357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333">
                <text:p>0.0023333</text:p>
              </table:table-cell>
              <table:table-cell office:value-type="float" office:value="0.000000656735">
                <text:p>0.000000656735</text:p>
              </table:table-cell>
              <table:table-cell office:value-type="float" office:value="0.00000130179">
                <text:p>0.00000130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30277">
                <text:p>0.00230277</text:p>
              </table:table-cell>
              <table:table-cell office:value-type="float" office:value="0.00000276588">
                <text:p>0.00000276588</text:p>
              </table:table-cell>
              <table:table-cell office:value-type="float" office:value="0.00000203128">
                <text:p>0.00000203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30068">
                <text:p>0.00230068</text:p>
              </table:table-cell>
              <table:table-cell office:value-type="float" office:value="0.000000614308">
                <text:p>0.000000614308</text:p>
              </table:table-cell>
              <table:table-cell office:value-type="float" office:value="0.00000135448">
                <text:p>0.00000135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